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35cm" svg:stroke-color="#43729d" draw:stroke-linejoin="miter" draw:fill="solid" draw:fill-color="#b4c7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43729d" draw:stroke-linejoin="miter" draw:fill="solid" draw:fill-color="#e2f0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035cm" svg:stroke-color="#43729d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43729d" draw:stroke-linejoin="miter" draw:fill="solid" draw:fill-color="#b4c7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43729d" draw:stroke-linejoin="miter" draw:fill="solid" draw:fill-color="#e2f0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43729d" draw:stroke-linejoin="miter" draw:fill="solid" draw:fill-color="#e7e6e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35cm" svg:stroke-color="#43729d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35cm" svg:stroke-color="#43729d" draw:stroke-linejoin="miter" draw:fill="solid" draw:fill-color="#ffe6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.035cm" svg:stroke-color="#43729d" draw:stroke-linejoin="miter" draw:fill="solid" draw:fill-color="#a9d1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35cm" svg:stroke-color="#43729d" draw:stroke-linejoin="miter" draw:fill="solid" draw:fill-color="#e7e6e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43729d" draw:stroke-linejoin="miter" draw:fill="solid" draw:fill-color="#f4b18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fill="solid" draw:fill-color="#ff950e" draw:textarea-vertical-align="middle"/>
    </style:style>
    <style:style style:name="gr17" style:family="graphic" style:parent-style-name="standard" style:list-style-name="L2">
      <style:graphic-properties draw:stroke="solid" svg:stroke-width="0.035cm" svg:stroke-color="#43729d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35cm" svg:stroke-color="#43729d" draw:stroke-linejoin="miter" draw:fill="solid" draw:fill-color="#ffe6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35cm" svg:stroke-color="#43729d" draw:stroke-linejoin="miter" draw:fill="solid" draw:fill-color="#a9d1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035cm" svg:stroke-color="#43729d" draw:stroke-linejoin="miter" draw:fill="solid" draw:fill-color="#e7e6e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solid" svg:stroke-width="0.035cm" svg:stroke-color="#43729d" draw:stroke-linejoin="miter" draw:fill="solid" draw:fill-color="#f4b18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43729d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.035cm" svg:stroke-color="#43729d" draw:stroke-linejoin="miter" draw:fill="solid" draw:fill-color="#ffe6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solid" svg:stroke-width="0.035cm" svg:stroke-color="#43729d" draw:stroke-linejoin="miter" draw:fill="solid" draw:fill-color="#a9d1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solid" svg:stroke-width="0.035cm" svg:stroke-color="#43729d" draw:stroke-linejoin="miter" draw:fill="solid" draw:fill-color="#e7e6e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solid" svg:stroke-width="0.035cm" svg:stroke-color="#43729d" draw:stroke-linejoin="miter" draw:fill="solid" draw:fill-color="#f4b18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solid" svg:stroke-width="0.035cm" svg:stroke-color="#43729d" draw:stroke-linejoin="miter" draw:fill="solid" draw:fill-color="#b4c7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solid" svg:stroke-width="0.035cm" svg:stroke-color="#43729d" draw:stroke-linejoin="miter" draw:fill="solid" draw:fill-color="#e2f0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9" style:family="graphic">
      <style:graphic-properties style:protect="size"/>
    </style:style>
    <style:style style:name="pr1" style:family="presentation" style:parent-style-name="hypvervisor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5pt" style:font-size-asian="15pt" style:font-size-complex="15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4pt" style:font-size-asian="20pt" style:font-size-complex="20pt" fo:hyphenate="false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8" style:family="paragraph">
      <style:paragraph-properties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fo:font-size="15pt" style:font-size-asian="15pt" style:font-size-complex="15pt" fo:hyphenate="false"/>
    </style:style>
    <style:style style:name="T1" style:family="text">
      <style:text-properties fo:color="#000000" style:text-line-through-style="none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游ゴシック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style:text-line-through-style="none" fo:font-family="游ゴシック" fo:font-size="1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游ゴシック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pvervisor" presentation:presentation-page-layout-name="AL1T0">
        <draw:custom-shape draw:name="正方形/長方形 4" draw:style-name="gr1" draw:text-style-name="P2" draw:layer="layout" svg:width="7.2cm" svg:height="1.315cm" svg:x="2cm" svg:y="12.416cm">
          <text:p text:style-name="P1"><text:span text:style-name="T1">VirtualBox(hypervisor)</text:span></text:p>
          <draw:enhanced-geometry svg:viewBox="0 0 21600 21600" draw:type="rectangle" draw:enhanced-path="M 0 0 L 21600 0 21600 21600 0 21600 0 0 Z N"/>
        </draw:custom-shape>
        <draw:custom-shape draw:name="正方形/長方形 5" draw:style-name="gr2" draw:text-style-name="P2" draw:layer="layout" svg:width="7.2cm" svg:height="1.131cm" svg:x="2cm" svg:y="11.285cm">
          <text:p text:style-name="P1"><text:span text:style-name="T1">GuestOS</text:span></text:p>
          <draw:enhanced-geometry svg:viewBox="0 0 21600 21600" draw:type="rectangle" draw:enhanced-path="M 0 0 L 21600 0 21600 21600 0 21600 0 0 Z N"/>
        </draw:custom-shape>
        <draw:custom-shape draw:name="正方形/長方形 3" draw:style-name="gr3" draw:text-style-name="P2" draw:layer="layout" svg:width="7.068cm" svg:height="1.376cm" svg:x="3.988cm" svg:y="3.911cm">
          <text:p text:style-name="P1"><text:span text:style-name="T1">Windows Kernel</text:span></text:p>
          <draw:enhanced-geometry svg:viewBox="0 0 21600 21600" draw:type="rectangle" draw:enhanced-path="M 0 0 L 21600 0 21600 21600 0 21600 0 0 Z N"/>
        </draw:custom-shape>
        <draw:custom-shape draw:name="正方形/長方形 4" draw:style-name="gr4" draw:text-style-name="P2" draw:layer="layout" svg:width="7.068cm" svg:height="1.315cm" svg:x="3.988cm" svg:y="2.595cm">
          <text:p text:style-name="P1"><text:span text:style-name="T1">VirtualBox(hypervisor)</text:span></text:p>
          <draw:enhanced-geometry svg:viewBox="0 0 21600 21600" draw:type="rectangle" draw:enhanced-path="M 0 0 L 21600 0 21600 21600 0 21600 0 0 Z N"/>
        </draw:custom-shape>
        <draw:custom-shape draw:name="正方形/長方形 5" draw:style-name="gr5" draw:text-style-name="P2" draw:layer="layout" svg:width="7.068cm" svg:height="1.131cm" svg:x="3.988cm" svg:y="1.462cm">
          <text:p text:style-name="P1"><text:span text:style-name="T1">GuestOS</text:span></text:p>
          <draw:enhanced-geometry svg:viewBox="0 0 21600 21600" draw:type="rectangle" draw:enhanced-path="M 0 0 L 21600 0 21600 21600 0 21600 0 0 Z N"/>
        </draw:custom-shape>
        <draw:custom-shape draw:name="正方形/長方形 6" draw:style-name="gr6" draw:text-style-name="P2" draw:layer="layout" svg:width="7.068cm" svg:height="1.192cm" svg:x="3.988cm" svg:y="5.288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name="正方形/長方形 7" draw:style-name="gr7" draw:text-style-name="P3" draw:layer="layout" svg:width="4.8cm" svg:height="1.376cm" svg:x="19.8cm" svg:y="2.583cm">
          <text:p text:style-name="P1"><text:span text:style-name="T2">Windows</text:span></text:p>
          <text:p text:style-name="P1"><text:span text:style-name="T2">Kernel</text:span></text:p>
          <draw:enhanced-geometry svg:viewBox="0 0 21600 21600" draw:type="rectangle" draw:enhanced-path="M 0 0 L 21600 0 21600 21600 0 21600 0 0 Z N"/>
        </draw:custom-shape>
        <draw:custom-shape draw:name="正方形/長方形 8" draw:style-name="gr8" draw:text-style-name="P4" draw:layer="layout" svg:width="4.896cm" svg:height="1.315cm" svg:x="24.6cm" svg:y="2.583cm">
          <text:p text:style-name="P1"><text:span text:style-name="T3">WSL2 </text:span></text:p>
          <text:p text:style-name="P1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name="正方形/長方形 9" draw:style-name="gr9" draw:text-style-name="P3" draw:layer="layout" svg:width="4.896cm" svg:height="1.131cm" svg:x="24.6cm" svg:y="1.431cm">
          <text:p text:style-name="P1"><text:span text:style-name="T2">Linux </text:span><text:span text:style-name="T2">ユーザモード</text:span></text:p>
          <draw:enhanced-geometry svg:viewBox="0 0 21600 21600" draw:type="rectangle" draw:enhanced-path="M 0 0 L 21600 0 21600 21600 0 21600 0 0 Z N"/>
        </draw:custom-shape>
        <draw:custom-shape draw:name="正方形/長方形 10" draw:style-name="gr10" draw:text-style-name="P2" draw:layer="layout" svg:width="9.696cm" svg:height="1.192cm" svg:x="19.8cm" svg:y="5.25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name="正方形/長方形 12" draw:style-name="gr11" draw:text-style-name="P2" draw:layer="layout" svg:width="9.696cm" svg:height="1.376cm" svg:x="19.8cm" svg:y="3.908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g draw:name="グループ化 33">
          <draw:line draw:name="直線コネクタ 23" draw:style-name="gr12" draw:text-style-name="P5" draw:layer="layout" svg:x1="7.098cm" svg:y1="11.586cm" svg:x2="9cm" svg:y2="13.6cm">
            <text:p/>
          </draw:line>
          <draw:line draw:name="直線コネクタ 24" draw:style-name="gr12" draw:text-style-name="P5" draw:layer="layout" svg:x1="8.944cm" svg:y1="11.636cm" svg:x2="7.091cm" svg:y2="13.483cm">
            <text:p/>
          </draw:line>
        </draw:g>
        <draw:custom-shape draw:name="テキスト ボックス 46" draw:style-name="gr13" draw:text-style-name="P7" draw:layer="layout" svg:width="13.667cm" svg:height="1.013cm" svg:x="0.152cm" svg:y="6.93cm">
          <text:p text:style-name="P6"><text:span text:style-name="T1">A. </text:span><text:span text:style-name="T1">従来の</text:span><text:span text:style-name="T1">Windows </text:span><text:span text:style-name="T1">で </text:span><text:span text:style-name="T1">VirtualBox </text:span><text:span text:style-name="T1">を動かす状態</text:span></text:p>
          <draw:enhanced-geometry svg:viewBox="0 0 21600 21600" draw:type="rectangle" draw:enhanced-path="M 0 0 L 21600 0 21600 21600 0 21600 0 0 Z N"/>
        </draw:custom-shape>
        <draw:custom-shape draw:name="テキスト ボックス 47" draw:style-name="gr14" draw:text-style-name="P7" draw:layer="layout" svg:width="10.488cm" svg:height="1.013cm" svg:x="19.6cm" svg:y="6.787cm">
          <text:p text:style-name="P6"><text:span text:style-name="T1">B. Windows </text:span><text:span text:style-name="T1">で </text:span><text:span text:style-name="T1">WSL2 </text:span><text:span text:style-name="T1">を動かす状態</text:span></text:p>
          <draw:enhanced-geometry svg:viewBox="0 0 21600 21600" draw:type="rectangle" draw:enhanced-path="M 0 0 L 21600 0 21600 21600 0 21600 0 0 Z N"/>
        </draw:custom-shape>
        <draw:custom-shape draw:name="テキスト ボックス 48" draw:style-name="gr15" draw:text-style-name="P8" draw:layer="layout" svg:width="16.767cm" svg:height="1.013cm" svg:x="0.222cm" svg:y="17.802cm">
          <text:p text:style-name="P6"><text:span text:style-name="T1">C. Windows </text:span><text:span text:style-name="T1">で </text:span><text:span text:style-name="T1">WSL2 </text:span><text:span text:style-name="T1">と </text:span><text:span text:style-name="T1">VirtualBox </text:span><text:span text:style-name="T1">を動かす状態</text:span><text:span text:style-name="T1">(</text:span><text:span text:style-name="T1">異常時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name="テキスト ボックス 49" draw:style-name="gr15" draw:text-style-name="P8" draw:layer="layout" svg:width="14.412cm" svg:height="1.013cm" svg:x="18.732cm" svg:y="17.95cm">
          <text:p text:style-name="P6"><text:span text:style-name="T1">D. Windows </text:span><text:span text:style-name="T1">で </text:span><text:span text:style-name="T1">WSL2 </text:span><text:span text:style-name="T1">と </text:span><text:span text:style-name="T1">VirtualBox </text:span><text:span text:style-name="T1">を動かす状態</text:span></text:p>
          <draw:enhanced-geometry svg:viewBox="0 0 21600 21600" draw:type="rectangle" draw:enhanced-path="M 0 0 L 21600 0 21600 21600 0 21600 0 0 Z N"/>
        </draw:custom-shape>
        <draw:rect draw:style-name="gr16" draw:text-style-name="P9" draw:layer="layout" svg:width="7.22cm" svg:height="1.6cm" svg:x="19cm" svg:y="12.319cm">
          <text:p text:style-name="P6"><text:span text:style-name="T4">Windows</text:span><text:span text:style-name="T4">ハイパーバイザー</text:span></text:p>
          <text:p text:style-name="P6"><text:span text:style-name="T4">プラットフォーム</text:span></text:p>
        </draw:rect>
        <draw:custom-shape draw:name="正方形/長方形 7" draw:style-name="gr17" draw:text-style-name="P2" draw:layer="layout" svg:width="7.2cm" svg:height="1.376cm" svg:x="2cm" svg:y="13.691cm">
          <text:p text:style-name="P1"><text:span text:style-name="T1">Windows Kernel</text:span></text:p>
          <draw:enhanced-geometry svg:viewBox="0 0 21600 21600" draw:type="rectangle" draw:enhanced-path="M 0 0 L 21600 0 21600 21600 0 21600 0 0 Z N"/>
        </draw:custom-shape>
        <draw:custom-shape draw:name="正方形/長方形 8" draw:style-name="gr18" draw:text-style-name="P4" draw:layer="layout" svg:width="4.896cm" svg:height="1.315cm" svg:x="9.2cm" svg:y="13.752cm">
          <text:p text:style-name="P1"><text:span text:style-name="T3">WSL2 </text:span></text:p>
          <text:p text:style-name="P1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name="正方形/長方形 9" draw:style-name="gr19" draw:text-style-name="P3" draw:layer="layout" svg:width="4.896cm" svg:height="1.131cm" svg:x="9.2cm" svg:y="12.6cm">
          <text:p text:style-name="P1"><text:span text:style-name="T2">Linux </text:span><text:span text:style-name="T2">ユーザモード</text:span></text:p>
          <draw:enhanced-geometry svg:viewBox="0 0 21600 21600" draw:type="rectangle" draw:enhanced-path="M 0 0 L 21600 0 21600 21600 0 21600 0 0 Z N"/>
        </draw:custom-shape>
        <draw:custom-shape draw:name="正方形/長方形 10" draw:style-name="gr20" draw:text-style-name="P2" draw:layer="layout" svg:width="12.096cm" svg:height="1.192cm" svg:x="2cm" svg:y="16.424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name="正方形/長方形 12" draw:style-name="gr21" draw:text-style-name="P2" draw:layer="layout" svg:width="12.096cm" svg:height="1.376cm" svg:x="2cm" svg:y="15.077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name="正方形/長方形 7" draw:style-name="gr22" draw:text-style-name="P2" draw:layer="layout" svg:width="7.2cm" svg:height="1.376cm" svg:x="19cm" svg:y="13.915cm">
          <text:p text:style-name="P1"><text:span text:style-name="T1">Windows Kernel</text:span></text:p>
          <draw:enhanced-geometry svg:viewBox="0 0 21600 21600" draw:type="rectangle" draw:enhanced-path="M 0 0 L 21600 0 21600 21600 0 21600 0 0 Z N"/>
        </draw:custom-shape>
        <draw:custom-shape draw:name="正方形/長方形 8" draw:style-name="gr23" draw:text-style-name="P4" draw:layer="layout" svg:width="4.896cm" svg:height="1.315cm" svg:x="26.2cm" svg:y="13.936cm">
          <text:p text:style-name="P1"><text:span text:style-name="T3">WSL2 </text:span></text:p>
          <text:p text:style-name="P1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name="正方形/長方形 9" draw:style-name="gr24" draw:text-style-name="P3" draw:layer="layout" svg:width="4.896cm" svg:height="1.131cm" svg:x="26.2cm" svg:y="12.784cm">
          <text:p text:style-name="P1"><text:span text:style-name="T2">Linux </text:span><text:span text:style-name="T2">ユーザモード</text:span></text:p>
          <draw:enhanced-geometry svg:viewBox="0 0 21600 21600" draw:type="rectangle" draw:enhanced-path="M 0 0 L 21600 0 21600 21600 0 21600 0 0 Z N"/>
        </draw:custom-shape>
        <draw:custom-shape draw:name="正方形/長方形 10" draw:style-name="gr25" draw:text-style-name="P2" draw:layer="layout" svg:width="12.096cm" svg:height="1.192cm" svg:x="19cm" svg:y="16.608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name="正方形/長方形 12" draw:style-name="gr26" draw:text-style-name="P2" draw:layer="layout" svg:width="12.096cm" svg:height="1.376cm" svg:x="19cm" svg:y="15.261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name="正方形/長方形 4" draw:style-name="gr27" draw:text-style-name="P2" draw:layer="layout" svg:width="7.2cm" svg:height="1.315cm" svg:x="19cm" svg:y="11.004cm">
          <text:p text:style-name="P1"><text:span text:style-name="T1">VirtualBox(hypervisor)</text:span></text:p>
          <draw:enhanced-geometry svg:viewBox="0 0 21600 21600" draw:type="rectangle" draw:enhanced-path="M 0 0 L 21600 0 21600 21600 0 21600 0 0 Z N"/>
        </draw:custom-shape>
        <draw:custom-shape draw:name="正方形/長方形 5" draw:style-name="gr28" draw:text-style-name="P2" draw:layer="layout" svg:width="7.2cm" svg:height="1.131cm" svg:x="19cm" svg:y="9.892cm">
          <text:p text:style-name="P1"><text:span text:style-name="T1">Guest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pvervisor-background" style:family="presentation">
      <style:graphic-properties draw:stroke="none" draw:fill="solid" draw:fill-color="#ffffff"/>
      <style:text-properties style:letter-kerning="true"/>
    </style:style>
    <style:style style:name="hypvervis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pverviso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pvervisor-outline1" style:family="presentation">
      <style:graphic-properties draw:stroke="none" draw:fill="none">
        <text:list-style style:name="hypvervis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游ゴシック" fo:font-size="28pt" fo:letter-spacing="normal" fo:language="ja" fo:country="JP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pt" style:language-asian="ja" style:country-asian="JP" style:font-style-asian="normal" style:font-weight-asian="normal" style:font-family-complex="Arial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hypvervisor-outline2" style:family="presentation" style:parent-style-name="hypvervisor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游ゴシック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ypvervisor-outline3" style:family="presentation" style:parent-style-name="hypvervisor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ypvervisor-outline4" style:family="presentation" style:parent-style-name="hypvervisor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ypvervisor-outline5" style:family="presentation" style:parent-style-name="hypvervisor-outline4">
      <style:paragraph-properties fo:margin-top="0cm" fo:margin-bottom="0.1cm"/>
      <style:text-properties fo:font-size="20pt" style:font-size-asian="20pt" style:font-size-complex="20pt"/>
    </style:style>
    <style:style style:name="hypvervisor-outline6" style:family="presentation" style:parent-style-name="hypvervisor-outline5">
      <style:paragraph-properties fo:margin-top="0cm" fo:margin-bottom="0.1cm"/>
      <style:text-properties fo:font-size="20pt" style:font-size-asian="20pt" style:font-size-complex="20pt"/>
    </style:style>
    <style:style style:name="hypvervisor-outline7" style:family="presentation" style:parent-style-name="hypvervisor-outline6">
      <style:paragraph-properties fo:margin-top="0cm" fo:margin-bottom="0.1cm"/>
      <style:text-properties fo:font-size="20pt" style:font-size-asian="20pt" style:font-size-complex="20pt"/>
    </style:style>
    <style:style style:name="hypvervisor-outline8" style:family="presentation" style:parent-style-name="hypvervisor-outline7">
      <style:paragraph-properties fo:margin-top="0cm" fo:margin-bottom="0.1cm"/>
      <style:text-properties fo:font-size="20pt" style:font-size-asian="20pt" style:font-size-complex="20pt"/>
    </style:style>
    <style:style style:name="hypvervisor-outline9" style:family="presentation" style:parent-style-name="hypvervisor-outline8">
      <style:paragraph-properties fo:margin-top="0cm" fo:margin-bottom="0.1cm"/>
      <style:text-properties fo:font-size="20pt" style:font-size-asian="20pt" style:font-size-complex="20pt"/>
    </style:style>
    <style:style style:name="hypvervisor-subtitle" style:family="presentation">
      <style:graphic-properties draw:stroke="none" draw:fill="none" draw:textarea-vertical-align="middle">
        <text:list-style style:name="hypvervis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pvervisor-title" style:family="presentation">
      <style:graphic-properties draw:stroke="none" draw:fill="none" draw:textarea-vertical-align="middle">
        <text:list-style style:name="hypvervis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游ゴシック" fo:font-size="18pt" fo:letter-spacing="normal" fo:language="ja" fo:country="JP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Arial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hypvervisor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hypvervis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hypvervis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hypvervisor" style:page-layout-name="PM1" draw:style-name="Mdp1">
      <draw:frame draw:name="日付プレースホルダー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2"><text:date style:data-style-name="D1" text:date-value="2021-11-09">11/9/21</text:date></text:span></text:p>
        </draw:text-box>
      </draw:frame>
      <draw:frame draw:name="フッター プレースホルダー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スライド番号プレースホルダー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2"><text:page-number>&lt;番号&gt;</text:page-number></text:span></text:p>
        </draw:text-box>
      </draw:frame>
      <draw:frame presentation:style-name="hypvervisor-title" draw:layer="backgroundobjects" svg:width="30.479cm" svg:height="3.18cm" svg:x="1.693cm" svg:y="0.76cm" presentation:class="title" presentation:placeholder="true">
        <draw:text-box/>
      </draw:frame>
      <draw:frame presentation:style-name="hypvervisor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hypvervisor-title" draw:layer="backgroundobjects" svg:width="14.848cm" svg:height="11.136cm" svg:x="3.075cm" svg:y="2.257cm" presentation:class="page"/>
        <draw:frame presentation:style-name="hypvervis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meta:editing-duration>PT24M45S</meta:editing-duration>
    <meta:editing-cycles>7</meta:editing-cycles>
    <meta:creation-date>2021-11-09T08:22:39.96</meta:creation-date>
    <dc:date>2021-11-09T11:05:09.21</dc:date>
    <meta:document-statistic meta:object-count="54"/>
  </office:meta>
</office:document-meta>
</file>